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140000030FB89904F046458AF8.png" manifest:media-type="image/png"/>
  <manifest:file-entry manifest:full-path="Pictures/10000001000002140000030FFCA2C64287A96775.png" manifest:media-type="image/png"/>
  <manifest:file-entry manifest:full-path="Pictures/10000001000002140000030F84FA7C69EB0A7572.png" manifest:media-type="image/png"/>
  <manifest:file-entry manifest:full-path="Pictures/10000001000002140000030F3B5811D2E637C7C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6.902cm" svg:height="10.159cm" svg:x="0.038cm" svg:y="0.027cm">
          <draw:image xlink:href="Pictures/10000001000002140000030F3B5811D2E637C7C9.png" xlink:type="simple" xlink:show="embed" xlink:actuate="onLoad" draw:mime-type="image/png">
            <text:p/>
          </draw:image>
        </draw:frame>
        <draw:frame draw:style-name="gr1" draw:text-style-name="P1" draw:layer="layout" svg:width="6.902cm" svg:height="10.159cm" svg:x="6.733cm" svg:y="0.027cm">
          <draw:image xlink:href="Pictures/10000001000002140000030F84FA7C69EB0A7572.png" xlink:type="simple" xlink:show="embed" xlink:actuate="onLoad" draw:mime-type="image/png">
            <text:p/>
          </draw:image>
        </draw:frame>
        <draw:frame draw:style-name="gr1" draw:text-style-name="P1" draw:layer="layout" svg:width="6.902cm" svg:height="10.159cm" svg:x="13.422cm" svg:y="0.027cm">
          <draw:image xlink:href="Pictures/10000001000002140000030FFCA2C64287A96775.png" xlink:type="simple" xlink:show="embed" xlink:actuate="onLoad" draw:mime-type="image/png">
            <text:p/>
          </draw:image>
        </draw:frame>
        <draw:frame draw:style-name="gr1" draw:text-style-name="P1" draw:layer="layout" svg:width="6.903cm" svg:height="10.159cm" svg:x="20.002cm" svg:y="0.027cm">
          <draw:image xlink:href="Pictures/10000001000002140000030FB89904F046458AF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1-01T00:58:07.697537253</meta:creation-date>
    <dc:date>2023-11-01T01:09:00.975259341</dc:date>
    <meta:editing-duration>PT19S</meta:editing-duration>
    <meta:editing-cycles>1</meta:editing-cycles>
    <meta:document-statistic meta:object-count="27"/>
    <meta:generator>LibreOffice/7.3.7.2$Linux_X86_64 LibreOffice_project/30$Build-2</meta:generator>
  </office:meta>
</office:document-meta>
</file>